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0e78a" officeooo:paragraph-rsid="0010e78a"/>
    </style:style>
    <style:style style:name="P2" style:family="paragraph" style:parent-style-name="Standard">
      <style:text-properties officeooo:rsid="0010e78a" officeooo:paragraph-rsid="0022f7c2"/>
    </style:style>
    <style:style style:name="P3" style:family="paragraph" style:parent-style-name="Standard">
      <style:text-properties officeooo:rsid="0011a047" officeooo:paragraph-rsid="0011a047"/>
    </style:style>
    <style:style style:name="P4" style:family="paragraph" style:parent-style-name="Standard">
      <style:text-properties officeooo:rsid="00138be6" officeooo:paragraph-rsid="00138be6"/>
    </style:style>
    <style:style style:name="P5" style:family="paragraph" style:parent-style-name="Standard">
      <style:text-properties officeooo:rsid="00158ef8" officeooo:paragraph-rsid="00158ef8"/>
    </style:style>
    <style:style style:name="P6" style:family="paragraph" style:parent-style-name="Standard">
      <style:text-properties officeooo:rsid="001648c0" officeooo:paragraph-rsid="001648c0"/>
    </style:style>
    <style:style style:name="P7" style:family="paragraph" style:parent-style-name="Standard">
      <style:text-properties officeooo:rsid="001748e1" officeooo:paragraph-rsid="001748e1"/>
    </style:style>
    <style:style style:name="P8" style:family="paragraph" style:parent-style-name="Standard">
      <style:text-properties officeooo:rsid="0018d8f9" officeooo:paragraph-rsid="0018d8f9"/>
    </style:style>
    <style:style style:name="P9" style:family="paragraph" style:parent-style-name="Standard">
      <style:text-properties officeooo:rsid="001a8702" officeooo:paragraph-rsid="001a8702"/>
    </style:style>
    <style:style style:name="P10" style:family="paragraph" style:parent-style-name="Standard">
      <style:text-properties officeooo:rsid="001be9aa" officeooo:paragraph-rsid="001be9aa"/>
    </style:style>
    <style:style style:name="P11" style:family="paragraph" style:parent-style-name="Standard">
      <style:text-properties officeooo:rsid="001e56d6" officeooo:paragraph-rsid="001e56d6"/>
    </style:style>
    <style:style style:name="P12" style:family="paragraph" style:parent-style-name="Standard">
      <style:text-properties fo:font-weight="bold" officeooo:rsid="0022f7c2" officeooo:paragraph-rsid="0022f7c2" style:font-weight-asian="bold" style:font-weight-complex="bold"/>
    </style:style>
    <style:style style:name="P13" style:family="paragraph" style:parent-style-name="Standard">
      <style:text-properties officeooo:rsid="001fe357" officeooo:paragraph-rsid="001fe357"/>
    </style:style>
    <style:style style:name="P14" style:family="paragraph" style:parent-style-name="Standard">
      <style:text-properties officeooo:rsid="002153be" officeooo:paragraph-rsid="002153be"/>
    </style:style>
    <style:style style:name="P15" style:family="paragraph" style:parent-style-name="Standard">
      <style:text-properties officeooo:rsid="0022f7c2" officeooo:paragraph-rsid="0022f7c2"/>
    </style:style>
    <style:style style:name="P16" style:family="paragraph" style:parent-style-name="Standard">
      <style:text-properties officeooo:rsid="0023a4ed" officeooo:paragraph-rsid="0023a4ed"/>
    </style:style>
    <style:style style:name="P17" style:family="paragraph" style:parent-style-name="Text_20_body">
      <style:text-properties officeooo:rsid="001648c0" officeooo:paragraph-rsid="001648c0"/>
    </style:style>
    <style:style style:name="T1" style:family="text">
      <style:text-properties officeooo:rsid="0015593a"/>
    </style:style>
    <style:style style:name="T2" style:family="text">
      <style:text-properties officeooo:rsid="001dc7bf"/>
    </style:style>
    <style:style style:name="T3" style:family="text">
      <style:text-properties officeooo:rsid="001fe357"/>
    </style:style>
    <style:style style:name="T4" style:family="text">
      <style:text-properties fo:font-weight="bold" style:font-weight-asian="bold" style:font-weight-complex="bold"/>
    </style:style>
    <style:style style:name="T5" style:family="text">
      <style:text-properties officeooo:rsid="0023a4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Single Server der einen Mirror Node simuliert. </text:p>
      <text:p text:style-name="P5">Wenn es eh in PHP ist, Funktionalität integrieren?<text:line-break/>Wenn eine Gruppe mehrere Server hat, wird einer als Leader gewählt, sonst gibt es ja eh nur einen Server. </text:p>
      <text:p text:style-name="P1"/>
      <text:p text:style-name="P1">Alle Transaktionen werden an diesen Server geschickt und er packt sie in seine Datenbank und liefert die neue Auto-Increment ID zurück. </text:p>
      <text:p text:style-name="P1">Eventuell prüft er auch ob die Transaktionen gültig sind und markiert sie als ungültig wenn sie es nicht sind. Dann können alle Clients für sich entscheiden ob die Transaktion für sie auch ungültig ist oder nicht. </text:p>
      <text:p text:style-name="P1"/>
      <text:p text:style-name="P3">Eine Transactionstabelle pro Gruppe (bzw. ein Server pro Gruppe)</text:p>
      <text:p text:style-name="P3"/>
      <text:p text:style-name="P3"/>
      <text:p text:style-name="P4">GroupID so wie bei meinem Realtime Planet Renderer, eine Reihe von short Zahlen, eine für jede Tiefe und zu Beginn ein Byte <text:span text:style-name="T1">welche die Anzahl der Tiefen enthält</text:span>. Gruppen existieren in Baumstrukturen. <text:span text:style-name="T2">Die letzte Zahl steht für den Benutzer, quasi für einen Leaf-Node.</text:span></text:p>
      <text:p text:style-name="P4"/>
      <text:p text:style-name="P4"/>
      <text:p text:style-name="P6">Mirror-Server: </text:p>
      <text:p text:style-name="P6">Mako mit meinem Plugin erstmal nur mit der aktuellsten MariaDB Version. </text:p>
      <text:p text:style-name="P6">Später könnte Mako durch reines C++ (Poco) ersetzt werden.</text:p>
      <text:p text:style-name="P6"/>
      <text:p text:style-name="P6"/>
      <text:p text:style-name="P17">Dieser Mirror-Node ist erstmal relativ einfach aufgebaut.</text:p>
      <text:p text:style-name="Text_20_body">- Er hat eine Liste von Gruppen für die er zuständig ist.<text:line-break/>- Er hat für jede Gruppe eine Transaktions-Tabelle in der Datenbank. <text:line-break/>- Er hat für jede Gruppe einen Ordner indem die Transaktionen wie in einer Blockchain binär, gespeichert sind. <text:line-break/>- Er hat in seiner Datenbank zu stehen welche Transaktion sich in welcher Datei an welcher Stelle befindet. <text:line-break/>- Er lässt die letzten Transaktionen im Arbeitsspeicher um sie schnell an anfragende Community Server ausliefern zu können. </text:p>
      <text:p text:style-name="Text_20_body">- Es gibt eine Admin (Passwortgschütz) Seite zum Eintragen von neuen Gruppen<text:line-break/>- Ein Api-Endpunkt der neue Transaktionen annimmt und die Nummer zurückliefert. <text:line-break/>- Ein Api-Endpunkt welcher eine oder mehrere gespeicherte Transaktionen zurückliefert.</text:p>
      <text:p text:style-name="Text_20_body">Die beiden Api-Endpunkte gibt es einmal in JSON und einmal in gRPC.<text:line-break/>In JSON für die Community-Server die kein gRPC aktivieren können, und gRPC für die anderen um noch ein bisschen mehr<text:line-break/>Performance herauszukitzeln. </text:p>
      <text:p text:style-name="P6"/>
      <text:p text:style-name="P7">Ein Schritt vorher: <text:line-break/>Der Community Server vergibt selbst die id.</text:p>
      <text:p text:style-name="P7"/>
      <text:p text:style-name="P7"/>
      <text:p text:style-name="P7"/>
      <text:p text:style-name="P8">Langfristig: <text:line-break/>Transaktionsnummern zurücksetzen. </text:p>
      <text:p text:style-name="P8"/>
      <text:p text:style-name="P8"/>
      <text:p text:style-name="P8"><text:soft-page-break/></text:p>
      <text:p text:style-name="P9">Gruppe anlegen</text:p>
      <text:p text:style-name="P9">= Mnemonic</text:p>
      <text:p text:style-name="P9">= public</text:p>
      <text:p text:style-name="P9"/>
      <text:p text:style-name="P9"><text:span text:style-name="T5">2</text:span>. public <text:span text:style-name="T5">Staat</text:span></text:p>
      <text:p text:style-name="P16">3. public Bio</text:p>
      <text:p text:style-name="P10"/>
      <text:p text:style-name="P10"/>
      <text:p text:style-name="P2"/>
      <text:p text:style-name="P11"><text:span text:style-name="T4">Schöpfungstransaktion:</text:span><text:line-break/>Eine Transaktion welche von allen Gruppenmitgliedern oder einer bestimmten Anzahl (%, gestaffelt?) signiert werden muss. <text:span text:style-name="T3">Oder vom Gruppen-Admin.</text:span></text:p>
      <text:p text:style-name="P14">Nur eine Schöpfungstransaktion pro Monat und Benutzer.</text:p>
      <text:p text:style-name="P15">Identhash speichern</text:p>
      <text:p text:style-name="P14"/>
      <text:p text:style-name="P11"><text:span text:style-name="T4">Claim</text:span></text:p>
      <text:p text:style-name="P11">Gruppenzugehörigkeit wird als claim in Hedera gespeichert und bei jeder Schöpfung überprüft. Auch das Datum <text:span text:style-name="T3">wenn möglich um zu bemerken falls der Claim zwischenzeitlich geändert wurde. </text:span></text:p>
      <text:p text:style-name="P13">Gruppenzugehörigkeit wird als Transaktion auf allen MirrorNodes gespeichert, welche mit dieser Gruppe oder in Beziehung stehenden Gruppen zu tun haben. </text:p>
      <text:p text:style-name="P13"/>
      <text:p text:style-name="P12">Identhash + <text:span text:style-name="T5">(</text:span>Länderkürzel<text:span text:style-name="T5">)</text:span>: </text:p>
      <text:p text:style-name="P15">Vorname, Geburtsname, Geburtsdatum, Geburtsort</text:p>
      <text:p text:style-name="P2"/>
      <text:p text:style-name="P16">Später</text:p>
      <text:p text:style-name="P16"/>
      <text:p text:style-name="P1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37M10S</meta:editing-duration>
    <meta:editing-cycles>10</meta:editing-cycles>
    <meta:generator>LibreOffice/4.4.7.2$Windows_x86 LibreOffice_project/f3153a8b245191196a4b6b9abd1d0da16eead600</meta:generator>
    <dc:date>2019-09-11T16:07:49.844000000</dc:date>
    <meta:document-statistic meta:table-count="0" meta:image-count="0" meta:object-count="0" meta:page-count="2" meta:paragraph-count="29" meta:word-count="423" meta:character-count="2851" meta:non-whitespace-character-count="2439"/>
    <meta:user-defined meta:name="Info 1"/>
    <meta:user-defined meta:name="Info 2"/>
    <meta:user-defined meta:name="Info 3"/>
    <meta:user-defined meta:name="Info 4"/>
  </office:meta>
</office:document-meta>
</file>